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size="18pt" style:font-size-asian="18pt" style:font-size-complex="18pt"/>
    </style:style>
    <style:style style:name="P2" style:parent-style-name="Standard" style:family="paragraph">
      <style:text-properties style:font-name="Arial" fo:font-size="18pt" style:font-size-asian="18pt" style:font-size-complex="18pt"/>
    </style:style>
    <style:style style:name="T3" style:parent-style-name="DefaultParagraphFont" style:family="text">
      <style:text-properties style:font-name="Arial"/>
    </style:style>
    <style:style style:name="T4" style:parent-style-name="DefaultParagraphFont" style:family="text">
      <style:text-properties style:font-name="Arial" style:text-position="super 66.6%"/>
    </style:style>
    <style:style style:name="T5" style:parent-style-name="DefaultParagraphFont" style:family="text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list-style-name="LFO1" style:family="paragraph">
      <style:text-properties style:font-name="Arial"/>
    </style:style>
    <style:style style:name="P10" style:parent-style-name="Standard" style:list-style-name="LFO1" style:family="paragraph">
      <style:text-properties style:font-name="Arial"/>
    </style:style>
    <style:style style:name="P11" style:parent-style-name="Standard" style:list-style-name="LFO1" style:family="paragraph">
      <style:text-properties style:font-name="Arial"/>
    </style:style>
    <style:style style:name="P12" style:parent-style-name="Standard" style:list-style-name="LFO1" style:family="paragraph">
      <style:text-properties style:font-name="Arial"/>
    </style:style>
    <style:style style:name="P13" style:parent-style-name="Standard" style:list-style-name="LFO1" style:family="paragraph">
      <style:text-properties style:font-name="Arial"/>
    </style:style>
    <style:style style:name="P14" style:parent-style-name="Standard" style:list-style-name="LFO1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T26" style:parent-style-name="DefaultParagraphFont" style:family="text">
      <style:text-properties style:font-name="Arial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/>
    </style:style>
    <style:style style:name="T29" style:parent-style-name="DefaultParagraphFont" style:family="text">
      <style:text-properties style:font-name="Arial"/>
    </style:style>
    <style:style style:name="T30" style:parent-style-name="DefaultParagraphFont" style:family="text">
      <style:text-properties style:font-name="Arial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/>
    </style:style>
    <style:style style:name="T33" style:parent-style-name="DefaultParagraphFont" style:family="text">
      <style:text-properties style:font-name="Arial"/>
    </style:style>
  </office:automatic-styles>
  <office:body>
    <office:text text:use-soft-page-breaks="true">
      <text:p text:style-name="P1">Meetings</text:p>
      <text:p text:style-name="P2"/>
      <text:p text:style-name="Standard"><text:span text:style-name="T3">Date of Meeting: 05</text:span><text:span text:style-name="T4">/</text:span><text:span text:style-name="T5">09/2019</text:span></text:p>
      <text:p text:style-name="P6"/>
      <text:p text:style-name="P7">This<text:s/>unofficial<text:s/>meeting took place at the end of summer and was carried out between me and Paul so I could get some more information about my idea. At this meeting I explained to Paul what I was<text:s/>trying to carry out and he gave me the go ahead with a few<text:s/>exceptions.</text:p>
      <text:p text:style-name="P8"/>
      <text:list text:style-name="LFO1" text:continue-numbering="true">
        <text:list-item>
          <text:p text:style-name="P9">Is the project going to be too<text:s/>easy?</text:p>
        </text:list-item>
        <text:list-item>
          <text:p text:style-name="P10">How can I expand on the<text:s/>project?</text:p>
        </text:list-item>
        <text:list-item>
          <text:p text:style-name="P11">Look at references to find out</text:p>
          <text:list text:continue-numbering="true">
            <text:list-item>
              <text:p text:style-name="P12">What we know</text:p>
            </text:list-item>
            <text:list-item>
              <text:p text:style-name="P13">What we don’t know</text:p>
            </text:list-item>
            <text:list-item>
              <text:p text:style-name="P14">What we’re going to do</text:p>
            </text:list-item>
          </text:list>
        </text:list-item>
      </text:list>
      <text:p text:style-name="P15"/>
      <text:p text:style-name="P16">During the meeting I said I<text:s/>would start looking at journal<text:s/>articles<text:s/>and see if there is anything that I can use for my project and to make my proposal a bit more formal.</text:p>
      <text:p text:style-name="P17"/>
      <text:p text:style-name="P18">Date of Meeting: 01/10/2019</text:p>
      <text:p text:style-name="P19"/>
      <text:p text:style-name="P20">Discussed the journal<text:s/>articles<text:s/>I have started reading and kept track of, whilst also discussing the terms and conditions of what the data comes from. I also brought up the fact that the Twin Peaks script have a fair use disclaimer on the source website but will need to<text:s/>investigate<text:s/>that. Paul and I also discussed how scraping Twitter data can help bulk out this project, we also discussed how we could look at other sources (such as<text:s/>Simpsons) which could have fluctuations through the<text:s/>series,<text:s/>and we could see how and why this happens.</text:p>
      <text:p text:style-name="P21"/>
      <text:p text:style-name="P22">Paul and I also agreed to have our meetings every<text:s/>Tuesday at 10am.</text:p>
      <text:p text:style-name="P23"/>
      <text:p text:style-name="P24">Date of Meeting: 08/10/2019</text:p>
      <text:p text:style-name="P25"/>
      <text:p text:style-name="Standard"><text:span text:style-name="T26">In<text:s/></text:span><text:span text:style-name="T27">this week</text:span><text:span text:style-name="T28"><text:s/>meeting we discussed the project proposal issues, which are narrowing down the subject</text:span><text:span text:style-name="T29"><text:s/>of my research.</text:span><text:span text:style-name="T30"><text:s/>I’ll make a few changes to this project proposal to give myself a more open<text:s/></text:span><text:span text:style-name="T31">area of research if I’m unable to find relevant data.<text:s/></text:span><text:span text:style-name="T32">Pa</text:span><text:span text:style-name="T33">ul also asked me to bring the things I’m working on (dissertation) to show that I have been researching the area and topic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er M (FCES)</dc:creator>
    <meta:creation-date>2019-10-01T10:41:00Z</meta:creation-date>
    <dc:date>2019-10-13T08:29:00Z</dc:date>
    <meta:template xlink:href="Normal.dotm" xlink:type="simple"/>
    <meta:editing-cycles>10</meta:editing-cycles>
    <meta:editing-duration>PT1080S</meta:editing-duration>
    <meta:document-statistic meta:page-count="1" meta:paragraph-count="3" meta:word-count="249" meta:character-count="1668" meta:row-count="11" meta:non-whitespace-character-count="1422"/>
  </office:meta>
</office:document-meta>
</file>